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F4E518A1009F9A7D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hurjati" svg:font-family="Dhurjat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  <style:font-face style:name="Noto Sans Mono CJK HK" svg:font-family="'Noto Sans Mono CJK HK'" style:font-family-generic="swiss" style:font-pitch="variable"/>
    <style:font-face style:name="Noto Sans Mono CJK JP" svg:font-family="'Noto Sans Mono CJK JP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41cm" svg:stroke-color="#ffffff" draw:stroke-linejoin="miter" svg:stroke-linecap="butt" draw:fill="solid" draw:fill-color="#ffffff" draw:opacity="100%" draw:opacity-name="" fo:padding-top="0.195cm" fo:padding-bottom="0.195cm" fo:padding-left="0.32cm" fo:padding-right="0.32cm" draw:shadow="hidden"/>
    </style:style>
    <style:style style:name="gr2" style:family="graphic" style:parent-style-name="standard">
      <style:graphic-properties draw:stroke="solid" svg:stroke-width="0.141cm" svg:stroke-color="#ffffff" draw:stroke-linejoin="miter" svg:stroke-linecap="butt" draw:fill="solid" draw:fill-color="#e30016" draw:opacity="100%" draw:opacity-name="" fo:padding-top="0.195cm" fo:padding-bottom="0.195cm" fo:padding-left="0.32cm" fo:padding-right="0.32cm" draw:shadow="hidden"/>
    </style:style>
    <style:style style:name="gr3" style:family="graphic" style:parent-style-name="standard">
      <style:graphic-properties draw:stroke="solid" svg:stroke-width="0.212cm" svg:stroke-color="#000000" draw:marker-start-width="0.505cm" draw:marker-end-width="0.505cm" svg:stroke-opacity="100%" draw:stroke-linejoin="miter" svg:stroke-linecap="butt" draw:fill="solid" draw:fill-color="#ff0000" draw:opacity="100%" draw:opacity-name="" fo:padding-top="0.23cm" fo:padding-bottom="0.23cm" fo:padding-left="0.355cm" fo:padding-right="0.355cm" draw:shadow="hidden"/>
    </style:style>
    <style:style style:name="gr4" style:family="graphic" style:parent-style-name="standard">
      <style:graphic-properties draw:stroke="solid" svg:stroke-width="0.212cm" svg:stroke-color="#ff0000" draw:marker-start-width="0.505cm" draw:marker-end-width="0.505cm" svg:stroke-opacity="100%" draw:stroke-linejoin="miter" svg:stroke-linecap="butt" draw:fill="gradient" draw:fill-color="#ffffff" draw:fill-gradient-name="Pastel_20_Bouquet" draw:opacity="100%" draw:opacity-name="" fo:padding-top="0.23cm" fo:padding-bottom="0.23cm" fo:padding-left="0.355cm" fo:padding-right="0.355cm" draw:shadow="hidden"/>
    </style:style>
    <style:style style:name="gr5" style:family="graphic" style:parent-style-name="standard">
      <style:graphic-properties draw:stroke="solid" svg:stroke-width="0.212cm" svg:stroke-color="#000000" draw:marker-start-width="0.505cm" draw:marker-end-width="0.505cm" svg:stroke-opacity="100%" draw:stroke-linejoin="miter" svg:stroke-linecap="butt" draw:fill="solid" draw:fill-color="#2a6099" draw:opacity="100%" draw:opacity-name="Transparency_20_2" fo:padding-top="0.23cm" fo:padding-bottom="0.23cm" fo:padding-left="0.355cm" fo:padding-right="0.355cm" draw:shadow="hidden"/>
    </style:style>
    <style:style style:name="gr6" style:family="graphic" style:parent-style-name="standard">
      <style:graphic-properties svg:stroke-color="#ff0000" draw:fill-color="#ff0000" draw:opacity="100%" draw:opacity-name="" draw:textarea-horizontal-align="justify" draw:textarea-vertical-align="middle" draw:auto-grow-height="false" fo:min-height="2.32cm" fo:min-width="15.057cm"/>
    </style:style>
    <style:style style:name="gr7" style:family="graphic" style:parent-style-name="standard">
      <style:graphic-properties draw:stroke="none" svg:stroke-color="#000000" draw:fill="none" draw:fill-color="#ffffff" draw:opacity="100%" draw:opacity-name="" fo:min-height="3.7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opacity="100%" draw:opacity-name="" fo:min-height="4.553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opacity="100%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ffff00" draw:textarea-vertical-align="middle" draw:auto-grow-height="false" fo:min-height="0.597cm" fo:min-width="0.699cm" fo:wrap-option="wrap"/>
    </style:style>
    <style:style style:name="P1" style:family="paragraph">
      <loext:graphic-properties draw:fill="solid" draw:fill-color="#ffffff" draw:opacity="100%"/>
    </style:style>
    <style:style style:name="P2" style:family="paragraph">
      <loext:graphic-properties draw:fill="solid" draw:fill-color="#e30016" draw:opacity="100%"/>
    </style:style>
    <style:style style:name="P3" style:family="paragraph">
      <loext:graphic-properties draw:fill="solid" draw:fill-color="#ff0000" draw:opacity="100%"/>
    </style:style>
    <style:style style:name="P4" style:family="paragraph">
      <loext:graphic-properties draw:fill="gradient" draw:fill-color="#ffffff" draw:fill-gradient-name="Pastel_20_Bouquet" draw:opacity="100%"/>
    </style:style>
    <style:style style:name="P5" style:family="paragraph">
      <loext:graphic-properties draw:fill="solid" draw:fill-color="#2a6099" draw:opacity="100%" draw:opacity-name="Transparency_20_2"/>
    </style:style>
    <style:style style:name="P6" style:family="paragraph">
      <loext:graphic-properties draw:fill-color="#ff0000" draw:opacity="100%"/>
      <style:paragraph-properties fo:text-align="center"/>
    </style:style>
    <style:style style:name="P7" style:family="paragraph">
      <loext:graphic-properties draw:fill="none" draw:fill-color="#ffffff" draw:opacity="100%"/>
      <style:paragraph-properties style:writing-mode="lr-tb"/>
      <style:text-properties fo:color="#000000" loext:opacity="100%" style:font-name="Noto Sans Mono CJK JP" fo:font-size="72pt" style:font-size-asian="72pt" style:font-size-complex="72pt"/>
    </style:style>
    <style:style style:name="P8" style:family="paragraph">
      <style:text-properties style:font-name="Dhurjati"/>
    </style:style>
    <style:style style:name="P9" style:family="paragraph">
      <loext:graphic-properties draw:fill="none" draw:fill-color="#ffffff" draw:opacity="100%"/>
      <style:paragraph-properties style:writing-mode="lr-tb"/>
      <style:text-properties fo:color="#000000" loext:opacity="100%" style:font-name="Dhurjati" fo:font-size="96pt" style:font-size-asian="96pt" style:font-size-complex="96pt"/>
    </style:style>
    <style:style style:name="P10" style:family="paragraph">
      <loext:graphic-properties draw:fill="none" draw:opacity="100%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T1" style:family="text">
      <style:text-properties fo:color="#000000" loext:opacity="100%" style:font-name="Noto Sans Mono CJK JP" fo:font-size="72pt" style:font-size-asian="72pt" style:font-size-complex="72pt"/>
    </style:style>
    <style:style style:name="T2" style:family="text">
      <style:text-properties fo:color="#000000" loext:opacity="100%" style:font-name="Dhurjati"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ath draw:style-name="gr1" draw:text-style-name="P1" draw:layer="layout" svg:width="11.083cm" svg:height="16.091cm" svg:x="-12.561cm" svg:y="6.852cm" svg:viewBox="0 0 11084 16092" svg:d="M6976 15174c3306-2614 4617-7672 3931-15173-3572 874-7148 874-10731-1-684 7501 625 12559 3931 15174 738 508 1287 832 1435 918 147-86 697-410 1434-918z">
            <text:p/>
          </draw:path>
          <draw:path draw:style-name="gr2" draw:text-style-name="P2" draw:layer="layout" svg:width="6.487cm" svg:height="15.889cm" svg:x="-12.699cm" svg:y="7.495cm" svg:viewBox="0 0 6488 15890" svg:d="M3931 717c685 7501-625 12559-3931 15173 1816-1253 4772-3623 5646-6287 1051-3204 909-7196 679-9603-797 283-1596 522-2394 717z">
            <text:p/>
          </draw:path>
          <draw:path draw:style-name="gr3" draw:text-style-name="P3" draw:layer="layout" svg:width="16.941cm" svg:height="21.119cm" svg:x="7.441cm" svg:y="5.253cm" svg:viewBox="0 0 16942 21120" svg:d="M16763 2424c0 0-8304-2424-8309-2424-6604 1732-8252 2423-8252 2423 0 0-941 5977 1236 11426 1651 4130 6331 6946 7016 7271 685-325 5365-3834 7016-7964 2179-5449 1293-10732 1293-10732z">
            <text:p/>
          </draw:path>
          <draw:path draw:style-name="gr4" draw:text-style-name="P4" draw:layer="layout" svg:width="15.01cm" svg:height="19.782cm" svg:x="8.496cm" svg:y="5.926cm" svg:viewBox="0 0 15011 19783" svg:d="M14853 2271c0 0-7358-2271-7363-2271-5850 1623-7311 2270-7311 2270 0 0-834 5598 1095 10702 1463 3869 5609 6506 6216 6811 607-305 4754-3590 6217-7459 1930-5105 1146-10053 1146-10053z">
            <text:p/>
          </draw:path>
          <draw:path draw:style-name="gr5" draw:text-style-name="P5" draw:layer="layout" svg:width="9.718cm" svg:height="18.65cm" svg:x="4.707cm" svg:y="7.816cm" svg:viewBox="0 0 9719 18651" svg:d="M1782 8361l-1270-8361c0 0-1635 5766 940 11600 1953 4422 7457 6702 8267 7051-6382-3307-8449-18651-7937-10290z">
            <text:p/>
          </draw:path>
          <draw:path draw:style-name="gr5" draw:text-style-name="P5" draw:layer="layout" svg:width="9.718cm" svg:height="18.65cm" svg:x="17.09cm" svg:y="7.816cm" svg:viewBox="0 0 9719 18651" svg:d="M7937 8361l1270-8361c0 0 1635 5766-940 11600-1953 4422-7457 6702-8267 7051 6382-3307 8449-18651 7937-10290z">
            <text:p/>
          </draw:path>
          <draw:custom-shape draw:style-name="gr6" draw:text-style-name="P6" draw:layer="layout" svg:width="15.557cm" svg:height="2.57cm" svg:x="8.394cm" svg:y="8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9.525cm" svg:height="3.98cm" svg:x="13.156cm" svg:y="20.356cm">
            <draw:text-box>
              <text:p><text:span text:style-name="T1">1949</text:span></text:p>
            </draw:text-box>
          </draw:frame>
          <draw:frame draw:style-name="gr8" draw:text-style-name="P9" draw:layer="layout" svg:width="14.288cm" svg:height="5.208cm" svg:x="13.652cm" svg:y="7.492cm">
            <draw:text-box>
              <text:p text:style-name="P8"><text:span text:style-name="T2">UGC</text:span></text:p>
            </draw:text-box>
          </draw:frame>
          <draw:frame draw:style-name="gr9" draw:text-style-name="P10" draw:layer="layout" svg:width="5.778cm" svg:height="9.757cm" svg:x="13.018cm" svg:y="11.138cm">
            <draw:image xlink:href="Pictures/100000010000012C000001F4E518A1009F9A7D27.png" xlink:type="simple" xlink:show="embed" xlink:actuate="onLoad" draw:mime-type="image/png">
              <text:p/>
            </draw:image>
          </draw:frame>
          <draw:path draw:style-name="gr3" draw:text-style-name="P3" draw:layer="layout" svg:width="16.509cm" svg:height="5.465cm" svg:x="-14.287cm" svg:y="-13.335cm" svg:viewBox="0 0 16510 5466" svg:d="M11722 1634c0 225-2983-1634-2987-1634-3718 3719-7354 723-7354 723 0 0-2612 2327-652 4236 1487 1448 7389-678 8006-563 616-115 6288 1673 7775 224-285-5521 358-4902-4788-2986z">
            <text:p/>
          </draw:path>
          <draw:custom-shape draw:style-name="gr10" draw:text-style-name="P11" draw:layer="layout" svg:width="3.175cm" svg:height="2.54cm" svg:x="14.375cm" svg:y="3.49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hurjati" svg:font-family="Dhurjat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  <style:font-face style:name="Noto Sans Mono CJK HK" svg:font-family="'Noto Sans Mono CJK HK'" style:font-family-generic="swiss" style:font-pitch="variable"/>
    <style:font-face style:name="Noto Sans Mono CJK JP" svg:font-family="'Noto Sans Mono CJK JP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opacity draw:name="Transparency_20_2" draw:display-name="Transparency 2" draw:style="axial" draw:start="100%" draw:end="0%" draw:angle="0deg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deg" draw:border="0%"/>
    <draw:opacity draw:name="Transparency_20_5" draw:display-name="Transparency 5" draw:style="square" draw:cx="50%" draw:cy="50%" draw:start="100%" draw:end="0%" draw:angle="0deg" draw:border="0%"/>
    <draw:opacity draw:name="Transparency_20_6" draw:display-name="Transparency 6" draw:style="rectangular" draw:cx="50%" draw:cy="50%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.222cm" fo:page-height="28.2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2-09T22:50:35.765916076</dc:date>
    <meta:editing-duration>PT13M13S</meta:editing-duration>
    <meta:editing-cycles>3</meta:editing-cycles>
    <meta:generator>LibreOffice/7.3.7.2$Linux_X86_64 LibreOffice_project/30$Build-2</meta:generator>
    <meta:document-statistic meta:object-count="13"/>
  </office:meta>
</office:document-meta>
</file>